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1" style:family="text">
      <style:text-properties officeooo:rsid="000fe0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o Aristotle taught that a blending of the aristocratic virtue of knowledge and democratic power and opinion yielded the best possible state. </text:p>
      <text:p text:style-name="Standard"/>
      <text:p text:style-name="Standard">The deepest thinking about the nature of political life, its aims, morality, and limits, came out of Greece. But when 'our noble ancestors', as men once said, the English parliament men of the mid-17th century, the Scottish covenanters, the Dutch, the American, the French republicans argued that government need not be autocratic or royal, indeed overthrew such governments, it was to Rome, not to Greece, that they looked back for proof that better forms of government were possible. These forms and principles they called 'republican'.</text:p>
      <text:p text:style-name="Standard"/>
      <text:h text:style-name="Heading_20_2" text:outline-level="2">Chapter <text:span text:style-name="T1">3 – Republicanism and democracy</text:spa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6T14:41:29.987254249</meta:creation-date>
    <dc:date>2019-03-26T16:13:02.882532884</dc:date>
    <meta:editing-duration>PT9M24S</meta:editing-duration>
    <meta:editing-cycles>2</meta:editing-cycles>
    <meta:generator>LibreOffice/6.2.2.2$MacOSX_X86_64 LibreOffice_project/2b840030fec2aae0fd2658d8d4f9548af4e3518d</meta:generator>
    <meta:document-statistic meta:table-count="0" meta:image-count="0" meta:object-count="0" meta:page-count="1" meta:paragraph-count="3" meta:word-count="112" meta:character-count="719" meta:non-whitespace-character-count="608"/>
  </office:meta>
</office:document-meta>
</file>